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22cm" style:rel-column-width="5480*"/>
    </style:style>
    <style:style style:name="Tabla6.B" style:family="table-column">
      <style:table-column-properties style:column-width="12.947cm" style:rel-column-width="49909*"/>
    </style:style>
    <style:style style:name="Tabla6.C" style:family="table-column">
      <style:table-column-properties style:column-width="2.632cm" style:rel-column-width="10146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5a5" officeooo:paragraph-rsid="001238a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f2a5" officeooo:paragraph-rsid="001238a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f2a5" officeooo:paragraph-rsid="001238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officeooo:rsid="00091e6f" officeooo:paragraph-rsid="001238a7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34d1a" officeooo:paragraph-rsid="001238a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34d1a" officeooo:paragraph-rsid="001238a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6f640" officeooo:paragraph-rsid="001238a7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f640" officeooo:paragraph-rsid="001238a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6f640" officeooo:paragraph-rsid="001238a7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2pt" fo:font-weight="bold" officeooo:rsid="0019d5a5" officeooo:paragraph-rsid="001238a7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font-size="12pt" officeooo:rsid="0019d5a5" officeooo:paragraph-rsid="001238a7" style:font-size-asian="12pt" style:font-size-complex="12pt"/>
    </style:style>
    <style:style style:name="P12" style:family="paragraph" style:parent-style-name="Table_20_Contents">
      <style:text-properties fo:font-size="12pt" officeooo:paragraph-rsid="001238a7" style:font-size-asian="12pt" style:font-size-complex="12pt"/>
    </style:style>
    <style:style style:name="T1" style:family="text">
      <style:text-properties fo:font-size="12pt" officeooo:rsid="0018f2a5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MADA DEL ECUADOR</text:p>
      <text:p text:style-name="P4">ESCUELA DE CALIFICACIÓN Y PERFECCIONAMIENTO</text:p>
      <text:p text:style-name="P4">“ALMIRANTE RENAN OLMEDO GONZÁLEZ”</text:p>
      <text:p text:style-name="P5">Guayaquil</text:p>
      <text:p text:style-name="P5"/>
      <text:p text:style-name="P6"/>
      <text:p text:style-name="P7">INSTRUMENTO DE EVALUACIÓN DE LA ACTITUD ANDRAG<text:span text:style-name="T1">Ó</text:span>GICA DE LOS ALUMNOS</text:p>
      <text:p text:style-name="P7"/>
      <text:p text:style-name="P8"/>
      <text:p text:style-name="P8">FECHA:<text:tab/><text:tab/><text:tab/><text:tab/> <text:s text:c="2"/><text:span text:style-name="T2">_____________________________________________________</text:span></text:p>
      <text:p text:style-name="P8"/>
      <text:p text:style-name="P8">NOMBRE DE MODULO: <text:tab/><text:tab/> <text:s text:c="2"/><text:span text:style-name="T2">_____________________________________________________</text:span></text:p>
      <text:p text:style-name="P8"/>
      <text:p text:style-name="P8">CONTENIDO IMPRESCINDIBLE: <text:s text:c="4"/><text:span text:style-name="T2"><text:s text:c="2"/>____________________________________________________ </text:span><text:s/></text:p>
      <text:p text:style-name="P8"><text:span text:style-name="T2"/></text:p>
      <text:p text:style-name="P8">NOMBRE DEL DOCENTE:<text:tab/><text:tab/> <text:s text:c="2"/><text:span text:style-name="T2">_____________________________________________________</text:span></text:p>
      <text:p text:style-name="P8"/>
      <text:p text:style-name="P8">NOMBRE DEL ALUMNO:<text:tab/><text:tab/> <text:s text:c="2"/><text:span text:style-name="T2">_____________________________________________________</text:span></text:p>
      <text:p text:style-name="P9"/>
      <text:p text:style-name="P9"/>
      <text:p text:style-name="P9"/>
      <text:p text:style-name="P3">PRESENTACIÓN</text:p>
      <text:p text:style-name="P3"/>
      <text:p text:style-name="P2">La marca <text:s/>con una X de uno de los indicadores señalados, se realizara , se realizara solo en caso cuando el comportamiento del alumno sea recurrente y el docente podrá marcar como máximo 4 ítems. En ningún caso se debe asumir este instrumento como de obligada aplicación.</text:p>
      <text:p text:style-name="P2"/>
      <text:p text:style-name="P3">OBJETIVO</text:p>
      <text:p text:style-name="P3"/>
      <text:p text:style-name="P2">Fortalecer el comportamiento individual y colectivo de una alumno.</text:p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0">ORD.</text:p>
          </table:table-cell>
          <table:table-cell table:style-name="Tabla6.A1" office:value-type="string">
            <text:p text:style-name="P10">COMPORTAMIENTO NO DESEADO</text:p>
          </table:table-cell>
          <table:table-cell table:style-name="Tabla6.C1" office:value-type="string">
            <text:p text:style-name="P10">MARCAR CON UNA X</text:p>
          </table:table-cell>
        </table:table-row>
        <table:table-row>
          <table:table-cell table:style-name="Tabla6.A2" office:value-type="string">
            <text:p text:style-name="P11">1</text:p>
          </table:table-cell>
          <table:table-cell table:style-name="Tabla6.A2" office:value-type="string">
            <text:p text:style-name="P11">Se duerme en clases reiteradamente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2</text:p>
          </table:table-cell>
          <table:table-cell table:style-name="Tabla6.A2" office:value-type="string">
            <text:p text:style-name="P11">En el aula realiza otras actividades ajenas a la clase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3</text:p>
          </table:table-cell>
          <table:table-cell table:style-name="Tabla6.A2" office:value-type="string">
            <text:p text:style-name="P11">Falta de predisposición en la presentación de trabajos y exposiciones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4</text:p>
          </table:table-cell>
          <table:table-cell table:style-name="Tabla6.A2" office:value-type="string">
            <text:p text:style-name="P11">Utiliza medios electrónicos no autorizados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5</text:p>
          </table:table-cell>
          <table:table-cell table:style-name="Tabla6.A2" office:value-type="string">
            <text:p text:style-name="P11">No es puntual y se ausenta con reiteración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6</text:p>
          </table:table-cell>
          <table:table-cell table:style-name="Tabla6.A2" office:value-type="string">
            <text:p text:style-name="P11">No dispone de los textos y materiales necesarios y adecuados para su participación en clase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7</text:p>
          </table:table-cell>
          <table:table-cell table:style-name="Tabla6.A2" office:value-type="string">
            <text:p text:style-name="P11">Observa un comportamiento poco respetuoso con el docente, y no colabora en la clase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8</text:p>
          </table:table-cell>
          <table:table-cell table:style-name="Tabla6.A2" office:value-type="string">
            <text:p text:style-name="P11">Recurre en un comportamiento poco respetuoso con sus compañeros de clase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9</text:p>
          </table:table-cell>
          <table:table-cell table:style-name="Tabla6.A2" office:value-type="string">
            <text:p text:style-name="P11">Manifiesta con regularidad un comportamiento poco respetuoso con sus compañeros de clase.</text:p>
          </table:table-cell>
          <table:table-cell table:style-name="Tabla6.C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1">10</text:p>
          </table:table-cell>
          <table:table-cell table:style-name="Tabla6.A2" office:value-type="string">
            <text:p text:style-name="P11">Es descuidado con su aspecto, y no respeta las normas de higiene y salubridad.</text:p>
          </table:table-cell>
          <table:table-cell table:style-name="Tabla6.C2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ext:p text:style-name="P2"><text:tab/><text:tab/><text:tab/><text:tab/><text:tab/><text:span text:style-name="T2">____________________________</text:span></text:p>
      <text:p text:style-name="P1"><text:tab/><text:tab/><text:tab/><text:tab/><text:tab/><text:tab/>FIRMA DOC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officeooo:rsid="000d7c1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13:02.264476846</meta:creation-date>
    <dc:date>2018-09-21T14:15:38.851336479</dc:date>
    <meta:editing-duration>PT2M37S</meta:editing-duration>
    <meta:editing-cycles>1</meta:editing-cycles>
    <meta:document-statistic meta:table-count="1" meta:image-count="0" meta:object-count="0" meta:page-count="1" meta:paragraph-count="39" meta:word-count="223" meta:character-count="1676" meta:non-whitespace-character-count="1453"/>
    <meta:generator>LibreOffice/6.0.3.2$Linux_X86_64 LibreOffice_project/00m0$Build-2</meta:generator>
  </office:meta>
</office:document-meta>
</file>